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300000030BD4D05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Comic Sans MS" fo:font-size="8pt" style:font-size-asian="8pt" style:font-style-complex="italic"/>
    </style:style>
    <style:style style:name="P5" style:family="paragraph" style:parent-style-name="Footer">
      <style:paragraph-properties fo:text-align="center" style:justify-single-word="false">
        <style:tab-stops>
          <style:tab-stop style:position="11.502cm" style:type="center"/>
          <style:tab-stop style:position="17.002cm" style:type="right"/>
        </style:tab-stops>
      </style:paragraph-properties>
    </style:style>
    <style:style style:name="P6" style:family="paragraph" style:parent-style-name="Footer">
      <style:paragraph-properties fo:text-align="end" style:justify-single-word="false"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1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 fo:orphans="0" fo:widows="0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fo:text-align="justify" style:justify-single-word="false" fo:orphans="0" fo:widows="0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fo:color="#999999" style:font-name="Arial1" fo:font-size="6pt" style:font-size-asian="6pt"/>
    </style:style>
    <style:style style:name="T2" style:family="text">
      <style:text-properties fo:color="#999999" style:font-name="Arial1" fo:font-size="7pt" style:font-size-asian="7pt"/>
    </style:style>
    <style:style style:name="T3" style:family="text">
      <style:text-properties fo:color="#999999" fo:font-size="6pt" style:font-size-asian="6pt"/>
    </style:style>
    <style:style style:name="T4" style:family="text">
      <style:text-properties style:font-name="Arial1" fo:font-size="7pt" style:font-size-asian="7pt"/>
    </style:style>
    <style:style style:name="T5" style:family="text">
      <style:text-properties style:font-name="Symbol" fo:font-size="7pt" style:font-size-asian="7pt"/>
    </style:style>
    <style:style style:name="T6" style:family="text">
      <style:text-properties fo:font-size="7pt" style:font-size-asian="7pt"/>
    </style:style>
    <style:style style:name="T7" style:family="text">
      <style:text-properties fo:font-size="7pt" fo:font-weight="bold" style:font-size-asian="7pt" style:font-weight-asian="bold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Arial" fo:font-size="14pt" style:font-size-asian="14pt" style:font-name-complex="Arial" style:font-size-complex="14pt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S Y APLICACIONES INFORMÁTICAS</text:p>
      <text:p text:style-name="P9"/>
      <text:p text:style-name="P9">CURSO:<text:span text:style-name="T12"> </text:span></text:p>
      <text:p text:style-name="P7"><text:span text:style-name="T9">SEMANA:</text:span><text:span text:style-name="T11"> </text:span></text:p>
      <text:p text:style-name="P7"><text:span text:style-name="T9">TEMAS:</text:span><text:span text:style-name="T10"> </text:span></text:p>
      <text:p text:style-name="P7"><text:span text:style-name="T9">MATERIAL ELABORADO POR:</text:span><text:span text:style-name="T10"> Adolfo Sanz De Diego</text:span></text:p>
      <text:h text:style-name="Heading_20_1" text:outline-level="1">Ejercicios de Linux</text:h>
      <text:h text:style-name="Heading_20_2" text:outline-level="2">¿Bajo qué protocolos podemos compartir archivos y con que sistemas operativos?</text:h>
      <text:h text:style-name="Heading_20_3" text:outline-level="3">SMB, para compartir con sistemas operativos de Microsoft.</text:h>
      <text:h text:style-name="Heading_20_3" text:outline-level="3">NFS, para compartir con sistemas operativos Tipo Unix.</text:h>
      <text:h text:style-name="Heading_20_3" text:outline-level="3">En GNU/Linux no se pueden compartir archivos.</text:h>
      <text:h text:style-name="Heading_20_3" text:outline-level="3">Con SAMBA podemos compartir archivos en Windows y Linux.</text:h>
      <text:h text:style-name="Heading_20_3" text:outline-level="3">FTP, permite compartir archivos con cualquier Sistema Operativo.</text:h>
      <text:p text:style-name="Text_20_body"/>
      <text:h text:style-name="Heading_20_2" text:outline-level="2">¿Cómo nombra GNU/Linux el primer disco duro (siendo este último Serial-ATA)?</text:h>
      <text:h text:style-name="Heading_20_3" text:outline-level="3">hd1</text:h>
      <text:h text:style-name="Heading_20_3" text:outline-level="3">hda</text:h>
      <text:h text:style-name="Heading_20_3" text:outline-level="3">hda1</text:h>
      <text:h text:style-name="Heading_20_3" text:outline-level="3">sd1</text:h>
      <text:h text:style-name="Heading_20_3" text:outline-level="3">sda</text:h>
      <text:h text:style-name="Heading_20_3" text:outline-level="3">sda1</text:h>
      <text:p text:style-name="Text_20_body"/>
      <text:h text:style-name="Heading_20_2" text:outline-level="2">¿Cómo nombra GNU/Linux el segundo disco duro (siendo este último Serial-ATA)?</text:h>
      <text:h text:style-name="Heading_20_3" text:outline-level="3">hd2</text:h>
      <text:h text:style-name="Heading_20_3" text:outline-level="3">hda2</text:h>
      <text:h text:style-name="Heading_20_3" text:outline-level="3">hdb</text:h>
      <text:h text:style-name="Heading_20_3" text:outline-level="3">sd2</text:h>
      <text:h text:style-name="Heading_20_3" text:outline-level="3">sda2</text:h>
      <text:h text:style-name="Heading_20_3" text:outline-level="3">sdb</text:h>
      <text:p text:style-name="Text_20_body"/>
      <text:h text:style-name="Heading_20_2" text:outline-level="2"><text:soft-page-break/>¿Cómo nombra GNU/Linux la primera partición del primer disco duro (siendo este último Serial-ATA)?</text:h>
      <text:h text:style-name="Heading_20_3" text:outline-level="3">hd1</text:h>
      <text:h text:style-name="Heading_20_3" text:outline-level="3">hda</text:h>
      <text:h text:style-name="Heading_20_3" text:outline-level="3">hda1</text:h>
      <text:h text:style-name="Heading_20_3" text:outline-level="3">sd1</text:h>
      <text:h text:style-name="Heading_20_3" text:outline-level="3">sda</text:h>
      <text:h text:style-name="Heading_20_3" text:outline-level="3">sda1</text:h>
      <text:p text:style-name="Text_20_body"/>
      <text:h text:style-name="Heading_20_2" text:outline-level="2">¿Cómo nombra GNU/Linux la segunda partición del primer disco duro (siendo este último Serial-ATA)?</text:h>
      <text:h text:style-name="Heading_20_3" text:outline-level="3">hd2</text:h>
      <text:h text:style-name="Heading_20_3" text:outline-level="3">hda2</text:h>
      <text:h text:style-name="Heading_20_3" text:outline-level="3">hdb</text:h>
      <text:h text:style-name="Heading_20_3" text:outline-level="3">sd2</text:h>
      <text:h text:style-name="Heading_20_3" text:outline-level="3">sda2</text:h>
      <text:h text:style-name="Heading_20_3" text:outline-level="3">sdb</text:h>
      <text:p text:style-name="Text_20_body"/>
      <text:h text:style-name="Heading_20_2" text:outline-level="2">¿Cómo podemos instalar aplicaciones en Ubuntu?</text:h>
      <text:h text:style-name="Heading_20_3" text:outline-level="3">Desde el gestor de paquetes Synaptic.</text:h>
      <text:h text:style-name="Heading_20_3" text:outline-level="3">Desde el centro de software de Ubuntu.</text:h>
      <text:h text:style-name="Heading_20_3" text:outline-level="3">Con el comnado apt-get.</text:h>
      <text:h text:style-name="Heading_20_3" text:outline-level="3">Bajando desde Internet un paquete .deb y ejecutarlo.</text:h>
      <text:h text:style-name="Heading_20_3" text:outline-level="3">Bajando desde Internet un paquete .tar.gz, descomprimirlo e instalarlo.</text:h>
      <text:h text:style-name="Heading_20_3" text:outline-level="3">Bajando desde Internet un archivo .exe y ejecutarlo.</text:h>
      <text:p text:style-name="Text_20_body"/>
      <text:h text:style-name="Heading_20_2" text:outline-level="2"><text:soft-page-break/>¿Cómo podemos listar los trabajos ejecutándose en segundo plano de una shell de GNU/Linux?</text:h>
      <text:h text:style-name="Heading_20_3" text:outline-level="3">works</text:h>
      <text:h text:style-name="Heading_20_3" text:outline-level="3">top</text:h>
      <text:h text:style-name="Heading_20_3" text:outline-level="3">jobs</text:h>
      <text:h text:style-name="Heading_20_3" text:outline-level="3">ps -ef</text:h>
      <text:h text:style-name="Heading_20_3" text:outline-level="3">ps -aux</text:h>
      <text:p text:style-name="Text_20_body"/>
      <text:h text:style-name="Heading_20_2" text:outline-level="2">¿Cómo podemos obtener una distribución legal de GNU/Linux?</text:h>
      <text:h text:style-name="Heading_20_3" text:outline-level="3">Descargarla en redes P2P.</text:h>
      <text:h text:style-name="Heading_20_3" text:outline-level="3">Sólo será legal si la descargas de Internet desde la página oficial.</text:h>
      <text:h text:style-name="Heading_20_3" text:outline-level="3">Comprarla por Internet con soporte incluido.</text:h>
      <text:h text:style-name="Heading_20_3" text:outline-level="3">Comprarla en una tienda especializada.</text:h>
      <text:h text:style-name="Heading_20_3" text:outline-level="3">Realizar una copia de un CD/DVD de un amigo.</text:h>
      <text:p text:style-name="Text_20_body"/>
      <text:h text:style-name="Heading_20_2" text:outline-level="2">¿Cómo podemos saber donde está instalado un determinado programa en los sistemas GNU/Linux?</text:h>
      <text:h text:style-name="Heading_20_3" text:outline-level="3">La única forma de saber si un programa está instalado es verlo en los menús.</text:h>
      <text:h text:style-name="Heading_20_3" text:outline-level="3">Con el comando whereis.</text:h>
      <text:h text:style-name="Heading_20_3" text:outline-level="3">Sólo se puede ver con el comando apt-get.</text:h>
      <text:h text:style-name="Heading_20_3" text:outline-level="3">La única forma de saber si un programa está instalado es verlo en centros software.</text:h>
      <text:h text:style-name="Heading_20_3" text:outline-level="3">Se puede ver mediante un gestor de paquetes tipo Synaptic.</text:h>
      <text:h text:style-name="Heading_20_3" text:outline-level="3">Con el comando installed.</text:h>
      <text:p text:style-name="Text_20_body"/>
      <text:h text:style-name="Heading_20_2" text:outline-level="2">¿Cómo pegamos líneas cortadas en vi?</text:h>
      <text:h text:style-name="Heading_20_3" text:outline-level="3">p</text:h>
      <text:h text:style-name="Heading_20_3" text:outline-level="3">v</text:h>
      <text:h text:style-name="Heading_20_3" text:outline-level="3">l</text:h>
      <text:h text:style-name="Heading_20_3" text:outline-level="3">g</text:h>
      <text:p text:style-name="Text_20_body"/>
      <text:h text:style-name="Heading_20_2" text:outline-level="2"><text:soft-page-break/>¿Cómo salimos guardando los cambios en vi?</text:h>
      <text:h text:style-name="Heading_20_3" text:outline-level="3">wq</text:h>
      <text:h text:style-name="Heading_20_3" text:outline-level="3">w</text:h>
      <text:h text:style-name="Heading_20_3" text:outline-level="3">q</text:h>
      <text:h text:style-name="Heading_20_3" text:outline-level="3">:wq</text:h>
      <text:p text:style-name="Text_20_body"/>
      <text:h text:style-name="Heading_20_2" text:outline-level="2">¿Cómo se borra un caracter en vi?</text:h>
      <text:h text:style-name="Heading_20_3" text:outline-level="3">d</text:h>
      <text:h text:style-name="Heading_20_3" text:outline-level="3">x</text:h>
      <text:h text:style-name="Heading_20_3" text:outline-level="3">c</text:h>
      <text:h text:style-name="Heading_20_3" text:outline-level="3">s</text:h>
      <text:p text:style-name="Text_20_body"/>
      <text:h text:style-name="Heading_20_2" text:outline-level="2">¿Cómo se borra una línea completa en vi?</text:h>
      <text:h text:style-name="Heading_20_3" text:outline-level="3">l</text:h>
      <text:h text:style-name="Heading_20_3" text:outline-level="3">d</text:h>
      <text:h text:style-name="Heading_20_3" text:outline-level="3">cc</text:h>
      <text:h text:style-name="Heading_20_3" text:outline-level="3">ll</text:h>
      <text:p text:style-name="Text_20_body"/>
      <text:h text:style-name="Heading_20_2" text:outline-level="2">¿Cuál de los siguientes requisitos son de la licencia GPL?</text:h>
      <text:h text:style-name="Heading_20_3" text:outline-level="3">Sólo voluntarios pueden trabajar en el proyecto.</text:h>
      <text:h text:style-name="Heading_20_3" text:outline-level="3">El software producido debe de ser gratis.</text:h>
      <text:h text:style-name="Heading_20_3" text:outline-level="3">El software producido debe correr en todas las plataformas.</text:h>
      <text:h text:style-name="Heading_20_3" text:outline-level="3">Debe incluirse el código fuente, o un enlace al mismo.</text:h>
      <text:h text:style-name="Heading_20_3" text:outline-level="3">Deben indicarse los autores.</text:h>
      <text:h text:style-name="Heading_20_3" text:outline-level="3">Cualquier software derivado debe de licenciarse bajo una licencia compatible.</text:h>
      <text:p text:style-name="Text_20_body"/>
      <text:h text:style-name="Heading_20_2" text:outline-level="2"><text:soft-page-break/>¿Cuál es el formato libre equivalente al mp3?</text:h>
      <text:h text:style-name="Heading_20_3" text:outline-level="3">odt</text:h>
      <text:h text:style-name="Heading_20_3" text:outline-level="3">mpg</text:h>
      <text:h text:style-name="Heading_20_3" text:outline-level="3">ogg</text:h>
      <text:h text:style-name="Heading_20_3" text:outline-level="3">No hay un equivalente.</text:h>
      <text:h text:style-name="Heading_20_3" text:outline-level="3">mp3 es ya un formato libre.</text:h>
      <text:p text:style-name="Text_20_body"/>
      <text:h text:style-name="Heading_20_2" text:outline-level="2">¿Cúal es el usuario equivalente a Administrador en GNU/Linux?</text:h>
      <text:h text:style-name="Heading_20_3" text:outline-level="3">administrator</text:h>
      <text:h text:style-name="Heading_20_3" text:outline-level="3">admin</text:h>
      <text:h text:style-name="Heading_20_3" text:outline-level="3">sudo</text:h>
      <text:h text:style-name="Heading_20_3" text:outline-level="3">su</text:h>
      <text:h text:style-name="Heading_20_3" text:outline-level="3">superuser</text:h>
      <text:h text:style-name="Heading_20_3" text:outline-level="3">/</text:h>
      <text:h text:style-name="Heading_20_3" text:outline-level="3">root</text:h>
      <text:p text:style-name="Text_20_body"/>
      <text:h text:style-name="Heading_20_2" text:outline-level="2">¿Cuales son características del Kernel Linux?</text:h>
      <text:h text:style-name="Heading_20_3" text:outline-level="3">Multiusuario.</text:h>
      <text:h text:style-name="Heading_20_3" text:outline-level="3">Monolítico.</text:h>
      <text:h text:style-name="Heading_20_3" text:outline-level="3">Multitarea.</text:h>
      <text:h text:style-name="Heading_20_3" text:outline-level="3">Monousuario.</text:h>
      <text:h text:style-name="Heading_20_3" text:outline-level="3">Multinúcleo.</text:h>
      <text:h text:style-name="Heading_20_3" text:outline-level="3">Monotarea.</text:h>
      <text:h text:style-name="Heading_20_3" text:outline-level="3">Micronúcleo.</text:h>
      <text:p text:style-name="Text_20_body"/>
      <text:h text:style-name="Heading_20_2" text:outline-level="2"><text:soft-page-break/>¿Cuáles de los siguientes son gestores de escritorio de GNU/Linux?</text:h>
      <text:h text:style-name="Heading_20_3" text:outline-level="3">Ubuntu.</text:h>
      <text:h text:style-name="Heading_20_3" text:outline-level="3">Gnome.</text:h>
      <text:h text:style-name="Heading_20_3" text:outline-level="3">Debian.</text:h>
      <text:h text:style-name="Heading_20_3" text:outline-level="3">KDE.</text:h>
      <text:h text:style-name="Heading_20_3" text:outline-level="3">Unity.</text:h>
      <text:h text:style-name="Heading_20_3" text:outline-level="3">XFCE.</text:h>
      <text:h text:style-name="Heading_20_3" text:outline-level="3"><text:bookmark text:name="udheader-centertext"/>LXDE.</text:h>
      <text:p text:style-name="Text_20_body"/>
      <text:h text:style-name="Heading_20_2" text:outline-level="2">¿Cuales son los tres permisos posibles de un archivo o directorio en los sistemas GNU/Linux?</text:h>
      <text:h text:style-name="Heading_20_3" text:outline-level="3">Escritura, Borrado y Ejecución.</text:h>
      <text:h text:style-name="Heading_20_3" text:outline-level="3">Dueño, Grupo y Otros.</text:h>
      <text:h text:style-name="Heading_20_3" text:outline-level="3">chmod, chgrp y chown.</text:h>
      <text:h text:style-name="Heading_20_3" text:outline-level="3">Lectura, Escritura y Ejecución.</text:h>
      <text:h text:style-name="Heading_20_3" text:outline-level="3">Lectura, Borrado y Escritura.</text:h>
      <text:p text:style-name="Text_20_body"/>
      <text:h text:style-name="Heading_20_2" text:outline-level="2">¿Dónde se montan los pendrives, CD/DVD y memorias extraíbles en Ubuntu?</text:h>
      <text:h text:style-name="Heading_20_3" text:outline-level="3">/mnt</text:h>
      <text:h text:style-name="Heading_20_3" text:outline-level="3">/media</text:h>
      <text:h text:style-name="Heading_20_3" text:outline-level="3">/tmp</text:h>
      <text:h text:style-name="Heading_20_3" text:outline-level="3">/dev</text:h>
      <text:h text:style-name="Heading_20_3" text:outline-level="3">/usb</text:h>
      <text:p text:style-name="Text_20_body"/>
      <text:h text:style-name="Heading_20_2" text:outline-level="2">¿El Kernel Linux es desarrollado por?</text:h>
      <text:h text:style-name="Heading_20_3" text:outline-level="3">Linus Torvalds y muchos otros.</text:h>
      <text:h text:style-name="Heading_20_3" text:outline-level="3">La Universidad de Berkley.</text:h>
      <text:h text:style-name="Heading_20_3" text:outline-level="3">Richard Stallman.</text:h>
      <text:h text:style-name="Heading_20_3" text:outline-level="3">Exclusivamente por la Free Software Fundation.</text:h>
      <text:h text:style-name="Heading_20_3" text:outline-level="3">El Departamento de Defensa de los Estados Unidos.</text:h>
      <text:p text:style-name="Text_20_body"/>
      <text:h text:style-name="Heading_20_2" text:outline-level="2"><text:soft-page-break/>¿En qué carpeta se encuentran los archivos especiales de GNU/Linux que representan los distintos dispositivos del sistema?</text:h>
      <text:h text:style-name="Heading_20_3" text:outline-level="3">/mnt</text:h>
      <text:h text:style-name="Heading_20_3" text:outline-level="3">/tmp</text:h>
      <text:h text:style-name="Heading_20_3" text:outline-level="3">/dev</text:h>
      <text:h text:style-name="Heading_20_3" text:outline-level="3">/media</text:h>
      <text:h text:style-name="Heading_20_3" text:outline-level="3">/usb</text:h>
      <text:p text:style-name="Text_20_body"/>
      <text:h text:style-name="Heading_20_2" text:outline-level="2">¿En qué fichero de configuración podemos configurar el menú de arranque de un sistema GNU/Linux?</text:h>
      <text:h text:style-name="Heading_20_3" text:outline-level="3">/etc/grub/init.list</text:h>
      <text:h text:style-name="Heading_20_3" text:outline-level="3">/etc/grub.list</text:h>
      <text:h text:style-name="Heading_20_3" text:outline-level="3">/tmp/grub/init.list</text:h>
      <text:h text:style-name="Heading_20_3" text:outline-level="3">/bin/grub/grub.cfg</text:h>
      <text:h text:style-name="Heading_20_3" text:outline-level="3">/bin/grub.list</text:h>
      <text:h text:style-name="Heading_20_3" text:outline-level="3">/boot/grub.list</text:h>
      <text:h text:style-name="Heading_20_3" text:outline-level="3">/boot/grub/grub.cfg</text:h>
      <text:p text:style-name="Text_20_body"/>
      <text:h text:style-name="Heading_20_2" text:outline-level="2">¿En qué fichero de configuración podemos encontrar la configuración de red de un sistema GNU/Linux?</text:h>
      <text:h text:style-name="Heading_20_3" text:outline-level="3">/etc/network/interfaces</text:h>
      <text:h text:style-name="Heading_20_3" text:outline-level="3">/bin/network/interfaces</text:h>
      <text:h text:style-name="Heading_20_3" text:outline-level="3">/tmp/network</text:h>
      <text:h text:style-name="Heading_20_3" text:outline-level="3">/tmp/interfaces</text:h>
      <text:h text:style-name="Heading_20_3" text:outline-level="3">/bin/interfaces</text:h>
      <text:h text:style-name="Heading_20_3" text:outline-level="3">/bin/network</text:h>
      <text:p text:style-name="Text_20_body"/>
      <text:h text:style-name="Heading_20_2" text:outline-level="2"><text:soft-page-break/>¿En qué fichero de configuración podemos encontrar las cuentas de usuario de un sistema GNU/Linux?</text:h>
      <text:h text:style-name="Heading_20_3" text:outline-level="3">/tmp/passwd</text:h>
      <text:h text:style-name="Heading_20_3" text:outline-level="3">/tmp/users</text:h>
      <text:h text:style-name="Heading_20_3" text:outline-level="3">/etc/passwd</text:h>
      <text:h text:style-name="Heading_20_3" text:outline-level="3">/etc/users</text:h>
      <text:h text:style-name="Heading_20_3" text:outline-level="3">/bin/users</text:h>
      <text:h text:style-name="Heading_20_3" text:outline-level="3">/bin/passwd</text:h>
      <text:p text:style-name="Text_20_body"/>
      <text:h text:style-name="Heading_20_2" text:outline-level="2">¿En qué fichero de configuración podemos encontrar los repositorios de software de un sistema GNU/Linux?</text:h>
      <text:h text:style-name="Heading_20_3" text:outline-level="3">/bin/apt/sources</text:h>
      <text:h text:style-name="Heading_20_3" text:outline-level="3">/bin/apt/sources.list</text:h>
      <text:h text:style-name="Heading_20_3" text:outline-level="3">/bin/sources</text:h>
      <text:h text:style-name="Heading_20_3" text:outline-level="3">/tmp/apt/sources</text:h>
      <text:h text:style-name="Heading_20_3" text:outline-level="3">/tmp/apt/sources.list</text:h>
      <text:h text:style-name="Heading_20_3" text:outline-level="3">/tmp/sources</text:h>
      <text:h text:style-name="Heading_20_3" text:outline-level="3">/etc/apt/sources.list</text:h>
      <text:p text:style-name="Text_20_body"/>
      <text:h text:style-name="Heading_20_2" text:outline-level="2">¿En qué fichero de configuración se configura el montaje de las particiones fijas de un sistema GNU/Linux?</text:h>
      <text:h text:style-name="Heading_20_3" text:outline-level="3">/bin/fstab</text:h>
      <text:h text:style-name="Heading_20_3" text:outline-level="3">/bin/partition</text:h>
      <text:h text:style-name="Heading_20_3" text:outline-level="3">/dev/fstab</text:h>
      <text:h text:style-name="Heading_20_3" text:outline-level="3">no hay, se montan automáticamente en cada arranque</text:h>
      <text:h text:style-name="Heading_20_3" text:outline-level="3">/etc/fstab</text:h>
      <text:h text:style-name="Heading_20_3" text:outline-level="3">/tmp/fstab</text:h>
      <text:h text:style-name="Heading_20_3" text:outline-level="3">/tmp/partition</text:h>
      <text:p text:style-name="Text_20_body"/>
      <text:h text:style-name="Heading_20_2" text:outline-level="2"><text:soft-page-break/>¿Por lo general los archivos en los sistemas GNU/Linux son transferidos en qué formato de compresión?</text:h>
      <text:h text:style-name="Heading_20_3" text:outline-level="3">TGZ</text:h>
      <text:h text:style-name="Heading_20_3" text:outline-level="3">RAR</text:h>
      <text:h text:style-name="Heading_20_3" text:outline-level="3">ZIP</text:h>
      <text:h text:style-name="Heading_20_3" text:outline-level="3">ACE</text:h>
      <text:p text:style-name="Text_20_body"/>
      <text:h text:style-name="Heading_20_2" text:outline-level="2">¿Qué opción debemos elegir para gestionar manualmente dónde queremos instalar Ubuntu?</text:h>
      <text:h text:style-name="Heading_20_3" text:outline-level="3">Utilizar el disco completo.</text:h>
      <text:h text:style-name="Heading_20_3" text:outline-level="3">Utilizar el espacio libre más grande.</text:h>
      <text:h text:style-name="Heading_20_3" text:outline-level="3">Editar todas las particiones</text:h>
      <text:p text:style-name="Text_20_body"/>
      <text:h text:style-name="Heading_20_2" text:outline-level="2">¿Qué podemos hacer (sin reinstalar) si se nos olvidó la contraseña que escojimos al instalar Ubuntu?</text:h>
      <text:h text:style-name="Heading_20_3" text:outline-level="3">No se puede recuperar la contraseña a no ser que se reinstale el sistema.</text:h>
      <text:h text:style-name="Heading_20_3" text:outline-level="3">Iniciar desde el Grub el menú donde pone "recovery mode" y una vez iniciado ejecutar "passwd nombre-usuario".</text:h>
      <text:h text:style-name="Heading_20_3" text:outline-level="3">Introducir el disco o pendrive de instalación y ejecutar el comando recovery-passwd.</text:h>
      <text:h text:style-name="Heading_20_3" text:outline-level="3">Mientras se inicia y se ve el icono de Ubuntu pulsar F8 para entrar en el menú de recuperación.</text:h>
      <text:p text:style-name="Text_20_body"/>
      <text:h text:style-name="Heading_20_2" text:outline-level="2">¿Qué queremos decir cuando decimos que Ubuntu se inicia desde un Live-CD o Live-USB?</text:h>
      <text:h text:style-name="Heading_20_3" text:outline-level="3">Que no podemos instalarlo sólo probarlo.</text:h>
      <text:h text:style-name="Heading_20_3" text:outline-level="3">Que sólo se puede ejecutar en los ordenadores más modernos.</text:h>
      <text:h text:style-name="Heading_20_3" text:outline-level="3">Que podemos iniciar una sesión normal desde el un CD o un USB.</text:h>
      <text:h text:style-name="Heading_20_3" text:outline-level="3">Que sólo se puede instalar si tenemos otros sistema operativo instalado previamente.</text:h>
      <text:h text:style-name="Heading_20_3" text:outline-level="3">Que podemos probarlo desde Windows.</text:h>
      <text:p text:style-name="Text_20_body"/>
      <text:h text:style-name="Heading_20_2" text:outline-level="2"><text:soft-page-break/>¿Qué significa que GNU/Linux tiene un sistema de archivos Unificado?</text:h>
      <text:h text:style-name="Heading_20_3" text:outline-level="3">Que no necesita mantenimiento.</text:h>
      <text:h text:style-name="Heading_20_3" text:outline-level="3">Que podemos acceder a cualquier archivo o directorio desde una ruta que empiece por “/”</text:h>
      <text:h text:style-name="Heading_20_3" text:outline-level="3">Que no coge virus.</text:h>
      <text:h text:style-name="Heading_20_3" text:outline-level="3">Que solo el Administrador puede cambiarlo.</text:h>
      <text:h text:style-name="Heading_20_3" text:outline-level="3">Que los nombres de archivos son sensibles a las mayúsculas y a las minúsculas.</text:h>
      <text:p text:style-name="Text_20_body"/>
      <text:h text:style-name="Heading_20_2" text:outline-level="2">¿Qué significa que los sistemas GNU/Linux son "case sensitive"?</text:h>
      <text:h text:style-name="Heading_20_3" text:outline-level="3">Que diferencian entre mayúsculas y minúsculas.</text:h>
      <text:h text:style-name="Heading_20_3" text:outline-level="3">Que no diferencian entre mayúsculas y minúsculas.</text:h>
      <text:h text:style-name="Heading_20_3" text:outline-level="3">Que no se puede usar espacio entre nombres.</text:h>
      <text:h text:style-name="Heading_20_3" text:outline-level="3">Que la extensión del archivo sirve para identificar su tipo.</text:h>
      <text:p text:style-name="Text_20_body"/>
      <text:h text:style-name="Heading_20_2" text:outline-level="2">¿Qué tipo de paquetes utilizan las distribuciones basadas en Debian?</text:h>
      <text:h text:style-name="Heading_20_3" text:outline-level="3">RPM</text:h>
      <text:h text:style-name="Heading_20_3" text:outline-level="3">BIN</text:h>
      <text:h text:style-name="Heading_20_3" text:outline-level="3">TGZ</text:h>
      <text:h text:style-name="Heading_20_3" text:outline-level="3">DEB</text:h>
      <text:p text:style-name="Text_20_body"/>
      <text:h text:style-name="Heading_20_2" text:outline-level="2">¿Quién fundó el proyecto GNU?</text:h>
      <text:h text:style-name="Heading_20_3" text:outline-level="3">Linus Torvalds y muchos otros.</text:h>
      <text:h text:style-name="Heading_20_3" text:outline-level="3">La Universidad de Berkley.</text:h>
      <text:h text:style-name="Heading_20_3" text:outline-level="3">Richard Stallman.</text:h>
      <text:h text:style-name="Heading_20_3" text:outline-level="3">La Free Software Fundation.</text:h>
      <text:h text:style-name="Heading_20_3" text:outline-level="3">El Departamento de Defensa de los Estados Unidos.</text:h>
      <text:p text:style-name="Text_20_body"/>
      <text:h text:style-name="Heading_20_2" text:outline-level="2"><text:soft-page-break/>Acerca de GNU/Linux:</text:h>
      <text:h text:style-name="Heading_20_3" text:outline-level="3">Es open source.</text:h>
      <text:h text:style-name="Heading_20_3" text:outline-level="3">Es privativo.</text:h>
      <text:h text:style-name="Heading_20_3" text:outline-level="3">Es shareware.</text:h>
      <text:h text:style-name="Heading_20_3" text:outline-level="3">Es software libre.</text:h>
      <text:h text:style-name="Heading_20_3" text:outline-level="3">Es freeware.</text:h>
      <text:p text:style-name="Text_20_body"/>
      <text:h text:style-name="Heading_20_2" text:outline-level="2">Acerca del comando sudo en los sistemas GNU/Linux:</text:h>
      <text:h text:style-name="Heading_20_3" text:outline-level="3">Es un comando que te permite ejecutar otros comandos como root.</text:h>
      <text:h text:style-name="Heading_20_3" text:outline-level="3">Para poder ejecutar el comando sudo, tu código de usuario o alguno de los grupos a los que perteneces debe de estar en el fichero de configuración /etc/sudoers.</text:h>
      <text:h text:style-name="Heading_20_3" text:outline-level="3">Sólo los usuarios que pertenezcan al grupo admin pueden ejecutar el comando sudo.</text:h>
      <text:h text:style-name="Heading_20_3" text:outline-level="3">En Ubuntu, al no poder logearte como root, la única forma de ejecutar algunos comandos es mediante el comando sudo.</text:h>
      <text:p text:style-name="Text_20_body"/>
      <text:h text:style-name="Heading_20_2" text:outline-level="2">Al particionar para instalar GNU/Linux, ¿qué particiones deben ser creadas obligatoriamente?</text:h>
      <text:h text:style-name="Heading_20_3" text:outline-level="3">Una partición para el boot.</text:h>
      <text:h text:style-name="Heading_20_3" text:outline-level="3">Una partición para montar el raiz.</text:h>
      <text:h text:style-name="Heading_20_3" text:outline-level="3">Una partición para la memoria de intercambio o swap.</text:h>
      <text:h text:style-name="Heading_20_3" text:outline-level="3">Una partición para montar la home.</text:h>
      <text:h text:style-name="Heading_20_3" text:outline-level="3">Una partición para los archivos temporales.</text:h>
      <text:p text:style-name="Text_20_body"/>
      <text:h text:style-name="Heading_20_2" text:outline-level="2">El objetivo principal del proyecto GNU es:</text:h>
      <text:h text:style-name="Heading_20_3" text:outline-level="3">Desarrollar un sistema operativo completamente libre.</text:h>
      <text:h text:style-name="Heading_20_3" text:outline-level="3">Desarrollar aplicaciones para el kernel Linux.</text:h>
      <text:h text:style-name="Heading_20_3" text:outline-level="3">Desarrollar un kernel Libre.</text:h>
      <text:h text:style-name="Heading_20_3" text:outline-level="3">Desarrollar aplicaciones gratuitas.</text:h>
      <text:p text:style-name="Text_20_body"/>
      <text:h text:style-name="Heading_20_2" text:outline-level="2"><text:soft-page-break/>El sistema de archivos de GNU/Linux es jerárquico, lo que significa que debe tener un directorio donde todo empieza, ¿cuál es este?</text:h>
      <text:h text:style-name="Heading_20_3" text:outline-level="3">El boot.</text:h>
      <text:h text:style-name="Heading_20_3" text:outline-level="3">El home.</text:h>
      <text:h text:style-name="Heading_20_3" text:outline-level="3">El root.</text:h>
      <text:h text:style-name="Heading_20_3" text:outline-level="3">El raiz.</text:h>
      <text:p text:style-name="Text_20_body"/>
      <text:h text:style-name="Heading_20_2" text:outline-level="2">En los sistemas GNU/Linux ¿cuál es la manera de obtener información sobre los comandos?</text:h>
      <text:h text:style-name="Heading_20_3" text:outline-level="3">man comando</text:h>
      <text:h text:style-name="Heading_20_3" text:outline-level="3">ls comando</text:h>
      <text:h text:style-name="Heading_20_3" text:outline-level="3">bash comando</text:h>
      <text:h text:style-name="Heading_20_3" text:outline-level="3">info comando</text:h>
      <text:h text:style-name="Heading_20_3" text:outline-level="3">comando –help</text:h>
      <text:p text:style-name="Text_20_body"/>
      <text:h text:style-name="Heading_20_2" text:outline-level="2">En los sistemas GNU/Linux ¿qué hace que un archivo sea ejecutable o no?</text:h>
      <text:h text:style-name="Heading_20_3" text:outline-level="3">Si es un binario.</text:h>
      <text:h text:style-name="Heading_20_3" text:outline-level="3">El permiso de ejecución marcado por una “x”.</text:h>
      <text:h text:style-name="Heading_20_3" text:outline-level="3">Si fue generado por un compilador.</text:h>
      <text:h text:style-name="Heading_20_3" text:outline-level="3">Si es un shell-script.</text:h>
      <text:p text:style-name="Text_20_body"/>
      <text:h text:style-name="Heading_20_2" text:outline-level="2">En Ubutu por defecto, no podemos loguearnos como root, ¿por qué?</text:h>
      <text:h text:style-name="Heading_20_3" text:outline-level="3">Por defecto Ubuntu no crea una cuenta de root.</text:h>
      <text:h text:style-name="Heading_20_3" text:outline-level="3">Por defecto Ubuntu no usa el Kernel de Linux.</text:h>
      <text:h text:style-name="Heading_20_3" text:outline-level="3">Por defecto Ubuntu crea una cuenta de root sin contraseña.</text:h>
      <text:h text:style-name="Heading_20_3" text:outline-level="3">Por defecto Ubuntu no usa la Shell de GNU.</text:h>
      <text:p text:style-name="Text_20_body"/>
      <text:h text:style-name="Heading_20_2" text:outline-level="2"><text:soft-page-break/>GNU/Linux está distribuido bajo licencia GPL, lo que implica que:</text:h>
      <text:h text:style-name="Heading_20_3" text:outline-level="3">Sólo puedes usarlo para el propósito que fue diseñado.</text:h>
      <text:h text:style-name="Heading_20_3" text:outline-level="3">No puedes adaptarlo a tus necesidades.</text:h>
      <text:h text:style-name="Heading_20_3" text:outline-level="3">No puedes cobrar por instalarlo.</text:h>
      <text:h text:style-name="Heading_20_3" text:outline-level="3">No puedes cobrar por modificarlo.</text:h>
      <text:h text:style-name="Heading_20_3" text:outline-level="3">No puedes cambiar su licencia.</text:h>
      <text:p text:style-name="Text_20_body"/>
      <text:h text:style-name="Heading_20_2" text:outline-level="2">GNU/Linux está distribuido bajo licencia GPL, lo que implica que:</text:h>
      <text:h text:style-name="Heading_20_3" text:outline-level="3">Puedes usarlo para cualquier propósito.</text:h>
      <text:h text:style-name="Heading_20_3" text:outline-level="3">Puedes adaptarlo a tus necesidades.</text:h>
      <text:h text:style-name="Heading_20_3" text:outline-level="3">Puedes cobrar por instalarlo.</text:h>
      <text:h text:style-name="Heading_20_3" text:outline-level="3">Puedes empaquetarlo y venderlo en tiendas.</text:h>
      <text:h text:style-name="Heading_20_3" text:outline-level="3">Puedes cambiar su licencia sin ningún problema.</text:h>
      <text:p text:style-name="Text_20_body"/>
      <text:h text:style-name="Heading_20_2" text:outline-level="2">La mayoría de los programas que se instalan en GNU/Linux son:</text:h>
      <text:h text:style-name="Heading_20_3" text:outline-level="3">Privativo.</text:h>
      <text:h text:style-name="Heading_20_3" text:outline-level="3">Open Source.</text:h>
      <text:h text:style-name="Heading_20_3" text:outline-level="3">De software libre.</text:h>
      <text:h text:style-name="Heading_20_3" text:outline-level="3">De pago.</text:h>
      <text:h text:style-name="Heading_20_3" text:outline-level="3">Freeware.</text:h>
      <text:h text:style-name="Heading_20_3" text:outline-level="3">Shareware</text:h>
      <text:p text:style-name="Text_20_body"/>
      <text:h text:style-name="Heading_20_2" text:outline-level="2">Normalmente, ¿qué sistema de archivos debemos elegir para dar formato a las particiones de GNU/Linux?</text:h>
      <text:h text:style-name="Heading_20_3" text:outline-level="3">NTFS</text:h>
      <text:h text:style-name="Heading_20_3" text:outline-level="3">FAT16</text:h>
      <text:h text:style-name="Heading_20_3" text:outline-level="3">FAT32</text:h>
      <text:h text:style-name="Heading_20_3" text:outline-level="3">Swap</text:h>
      <text:h text:style-name="Heading_20_3" text:outline-level="3">Ext2</text:h>
      <text:h text:style-name="Heading_20_3" text:outline-level="3">Ext4</text:h>
      <text:p text:style-name="Text_20_body"/>
      <text:h text:style-name="Heading_20_2" text:outline-level="2"><text:soft-page-break/>Para instalar aplicaciones desde el código fuente ¿qué debemos dominar?</text:h>
      <text:h text:style-name="Heading_20_3" text:outline-level="3">Programas de control de versiones como el GIT.</text:h>
      <text:h text:style-name="Heading_20_3" text:outline-level="3">Editores de texto para leer el INSTALL y saber interpretar las instrucciones.</text:h>
      <text:h text:style-name="Heading_20_3" text:outline-level="3">Conocer los distintos módulos del kernel.</text:h>
      <text:h text:style-name="Heading_20_3" text:outline-level="3">Lenguajes de programación como C, C++ o Java.</text:h>
      <text:p text:style-name="Text_20_body"/>
      <text:h text:style-name="Heading_20_2" text:outline-level="2">Si queremos instalar GNU/Linux con otros sistemas operativos deberemos:</text:h>
      <text:h text:style-name="Heading_20_3" text:outline-level="3">Tener un disco duro para cada sistema operativo.</text:h>
      <text:h text:style-name="Heading_20_3" text:outline-level="3">Pagar las licencias tanto de los otros sistemas operativos como la de GNU/Linux.</text:h>
      <text:h text:style-name="Heading_20_3" text:outline-level="3">Tener al menos 2GB de memoria RAM.</text:h>
      <text:h text:style-name="Heading_20_3" text:outline-level="3">Tener al menos 100GB de disco duro.</text:h>
      <text:h text:style-name="Heading_20_3" text:outline-level="3">Tener un procesador de al menos 2GHz.</text:h>
      <text:h text:style-name="Heading_20_3" text:outline-level="3">Crear particiones para cada uno de los sistemas operativos.</text:h>
      <text:p text:style-name="Text_20_body"/>
      <text:h text:style-name="Heading_20_2" text:outline-level="2">Si queremos tener instalados Windows y GNU/Linux, que tenemos que tener en cuenta:</text:h>
      <text:h text:style-name="Heading_20_3" text:outline-level="3">Primero tendremos que instalar Windows y luego GNU/Linux.</text:h>
      <text:h text:style-name="Heading_20_3" text:outline-level="3">Primero tendremos que instalar GNU/Linux y luego Windows.</text:h>
      <text:h text:style-name="Heading_20_3" text:outline-level="3">Da igual el orden en qué instalemos, pues automáticamante, tanto Windows como GNU/Linux se reconocen como sistemas operativos.</text:h>
      <text:h text:style-name="Heading_20_3" text:outline-level="3">Si instalamos GNU/Linux y luego Windows deberemos reinstalar el GRUB.</text:h>
      <text:h text:style-name="Heading_20_3" text:outline-level="3">Si instalamos Windows y luego GNU/Linux deberemos reinstalar el sistema de arranque de Windows.</text:h>
      <text:p text:style-name="Text_20_body"/>
      <text:h text:style-name="Heading_20_2" text:outline-level="2"><text:soft-page-break/>Acerca de las distribuciones de Linux:</text:h>
      <text:h text:style-name="Heading_20_3" text:outline-level="3">Una distribución de Linux esta compuesta por el kernel o núcleo y otra serie de aplicaciones.</text:h>
      <text:h text:style-name="Heading_20_3" text:outline-level="3">Normalmente, para poder descargarte una distribución tienes que abonar dinero.</text:h>
      <text:h text:style-name="Heading_20_3" text:outline-level="3">Una vez descargada una distribución no puedes hacer copias para tus amigos o familiares.</text:h>
      <text:h text:style-name="Heading_20_3" text:outline-level="3">Una de las distribuciones más populares por su fácil manejo es Ubuntu.</text:h>
      <text:h text:style-name="Heading_20_3" text:outline-level="3">La distribución de la Comunidad de Madrid se denomina MAX (MAdrid linuX) </text:h>
      <text:h text:style-name="Heading_20_3" text:outline-level="3">Existen multitud de distribuciones, unas internacionales y otras locales.</text:h>
      <text:h text:style-name="Heading_20_3" text:outline-level="3">Existen distribuciones temáticas: orientadas a la Educación, a los juegos, al multimedia, etc.</text:h>
      <text:p text:style-name="Text_20_body"/>
      <text:h text:style-name="Heading_20_2" text:outline-level="2">Acerca de los permisos de los usuarios de Linux:</text:h>
      <text:h text:style-name="Heading_20_3" text:outline-level="3">Un usuario sin permisos de Administrador puede entrar en cualquier carpeta del sistema.</text:h>
      <text:h text:style-name="Heading_20_3" text:outline-level="3">Un usuario sin permisos de Administrador no puede borrar los archivos de su carpeta personal.</text:h>
      <text:h text:style-name="Heading_20_3" text:outline-level="3">En Linux sólo existe un usuario Administrador llamado ROOT.</text:h>
      <text:h text:style-name="Heading_20_3" text:outline-level="3">Se puede asignar permisos de Administrador a otros usuarios que no sean ROOT.</text:h>
      <text:p text:style-name="Text_20_body"/>
      <text:h text:style-name="Heading_20_2" text:outline-level="2">¿Qué derechos podemos ejercer sobre el software privativo?</text:h>
      <text:h text:style-name="Heading_20_3" text:outline-level="3">Usar el software para el propósito que fue diseñado.</text:h>
      <text:h text:style-name="Heading_20_3" text:outline-level="3">Infringir la licencia de uso.</text:h>
      <text:h text:style-name="Heading_20_3" text:outline-level="3">Usar el software para cualquier propósito.</text:h>
      <text:h text:style-name="Heading_20_3" text:outline-level="3">Vender las posibles mejoras que realice sobre dicho software.</text:h>
      <text:h text:style-name="Heading_20_3" text:outline-level="3">Copiar el software y distribuirlo entre mis familiares y amigos.</text:h>
      <text:h text:style-name="Heading_20_3" text:outline-level="3">Modificar el software para adaptarlo a mis gustos o necesidades.</text:h>
      <text:h text:style-name="Heading_20_3" text:outline-level="3">Redistribuir mis cambios realizados para que todo el mundo se beneficie.</text:h>
      <text:p text:style-name="Text_20_body"/>
      <text:h text:style-name="Heading_20_2" text:outline-level="2"><text:soft-page-break/>¿Qué derechos podemos ejercer sobre el software libre?</text:h>
      <text:h text:style-name="Heading_20_3" text:outline-level="3">Infringir la licencia de uso.</text:h>
      <text:h text:style-name="Heading_20_3" text:outline-level="3">Usar el software para el propósito que fue diseñado.</text:h>
      <text:h text:style-name="Heading_20_3" text:outline-level="3">Usar el software para cualquier propósito.</text:h>
      <text:h text:style-name="Heading_20_3" text:outline-level="3">Vender las mejoras que he realizado sobre dicho software.</text:h>
      <text:h text:style-name="Heading_20_3" text:outline-level="3">Copiar el software y distribuirlo entre mis familiares y amigos.</text:h>
      <text:h text:style-name="Heading_20_3" text:outline-level="3">Modificar el software para adaptarlo a mis gustos o necesidades.</text:h>
      <text:h text:style-name="Heading_20_3" text:outline-level="3">Redistribuir mis cambios realizados para que todo el mundo se beneficie.</text:h>
      <text:p text:style-name="Text_20_body"/>
      <text:h text:style-name="Heading_20_2" text:outline-level="2">Acerca de la licencia BSD:</text:h>
      <text:h text:style-name="Heading_20_3" text:outline-level="3">Se creó en la universidad de Berkeley.</text:h>
      <text:h text:style-name="Heading_20_3" text:outline-level="3">La creo Richard Stallman.</text:h>
      <text:h text:style-name="Heading_20_3" text:outline-level="3">Puedes copiar, modificar y redistribuir, incluso para uso comercial, siempre y cuando indiques el autor.</text:h>
      <text:h text:style-name="Heading_20_3" text:outline-level="3">Puedes copiar, modificar y redistribuir, incluso para uso comercial, siempre y cuando indiques el autor y mantengas la licencia.</text:h>
      <text:h text:style-name="Heading_20_3" text:outline-level="3">Sólo es compatible con la licencia GNU/GPL si antes se relicencia.</text:h>
      <text:h text:style-name="Heading_20_3" text:outline-level="3">Es una licencia viral.</text:h>
      <text:p text:style-name="Text_20_body"/>
      <text:h text:style-name="Heading_20_2" text:outline-level="2">Acerca de la licencia GPL:</text:h>
      <text:h text:style-name="Heading_20_3" text:outline-level="3">Se creó en la universidad de Berkeley.</text:h>
      <text:h text:style-name="Heading_20_3" text:outline-level="3">La creo Richard Stallman.</text:h>
      <text:h text:style-name="Heading_20_3" text:outline-level="3">Puedes copiar, modificar y redistribuir, incluso para uso comercial, simpre y cuando indiques el autor.</text:h>
      <text:h text:style-name="Heading_20_3" text:outline-level="3">Puedes copiar, modificar y redistribuir, incluso para uso comercial, simpre y cuando indiques el autor y mantengas la licencia.</text:h>
      <text:h text:style-name="Heading_20_3" text:outline-level="3">Es compatible con la licencia BSD.</text:h>
      <text:h text:style-name="Heading_20_3" text:outline-level="3">Es una licencia viral.</text:h>
      <text:p text:style-name="Text_20_body"/>
      <text:h text:style-name="Heading_20_2" text:outline-level="2"><text:soft-page-break/>Si una obra está bajo una licencia CC-BY:</text:h>
      <text:h text:style-name="Heading_20_3" text:outline-level="3">Puedes copiar, modificar y redistribuir la obra, incluso para un uso comercial de la misma, siempre y cuando indiques el autor.</text:h>
      <text:h text:style-name="Heading_20_3" text:outline-level="3">Puedes copiar, modificar y redistribuir la obra, si no haces uso comercial de la misma y siempre y cuando indiques el autor.</text:h>
      <text:h text:style-name="Heading_20_3" text:outline-level="3">Puedes copiar, modificar y redistribuir la obra, si no haces uso comercial de la misma y siempre y cuando indiques el autor y mantengas la licencia.</text:h>
      <text:h text:style-name="Heading_20_3" text:outline-level="3">Sólo puedes copiar y redistribuir la obra, si no haces uso comercial de la misma y siempre y cuando indiques el autor.</text:h>
      <text:h text:style-name="Heading_20_3" text:outline-level="3">Puedes copiar, modificar y redistribuir la obra, incluso para un uso comercial de la misma, siempre y cuando indiques el autor y mantengas la licencia.</text:h>
      <text:h text:style-name="Heading_20_3" text:outline-level="3">Sólo puedes copiar y redistribuir la obra, incluso para un uso comercial de la misma, siempre y cuando indiques el autor.</text:h>
      <text:p text:style-name="Text_20_body"/>
      <text:h text:style-name="Heading_20_2" text:outline-level="2">Si una obra está bajo una licencia CC-BY-SA:</text:h>
      <text:h text:style-name="Heading_20_3" text:outline-level="3">Puedes copiar, modificar y redistribuir la obra, incluso para un uso comercial de la misma, siempre y cuando indiques el autor.</text:h>
      <text:h text:style-name="Heading_20_3" text:outline-level="3">Puedes copiar, modificar y redistribuir la obra, si no haces uso comercial de la misma y siempre y cuando indiques el autor.</text:h>
      <text:h text:style-name="Heading_20_3" text:outline-level="3">Puedes copiar, modificar y redistribuir la obra, si no haces uso comercial de la misma y siempre y cuando indiques el autor y mantengas la licencia.</text:h>
      <text:h text:style-name="Heading_20_3" text:outline-level="3">Sólo puedes copiar y redistribuir la obra, si no haces uso comercial de la misma y siempre y cuando indiques el autor.</text:h>
      <text:h text:style-name="Heading_20_3" text:outline-level="3">Puedes copiar, modificar y redistribuir la obra, incluso para un uso comercial de la misma, siempre y cuando indiques el autor y mantengas la licencia.</text:h>
      <text:h text:style-name="Heading_20_3" text:outline-level="3">Sólo puedes copiar y redistribuir la obra, incluso para un uso comercial de la misma, siempre y cuando indiques el autor.</text:h>
      <text:p text:style-name="Text_20_body"/>
      <text:h text:style-name="Heading_20_2" text:outline-level="2"><text:soft-page-break/>Si una obra está bajo una licencia CC-BY-NC-ND:</text:h>
      <text:h text:style-name="Heading_20_3" text:outline-level="3">Puedes copiar, modificar y redistribuir la obra, incluso para un uso comercial de la misma, siempre y cuando indiques el autor.</text:h>
      <text:h text:style-name="Heading_20_3" text:outline-level="3">Puedes copiar, modificar y redistribuir la obra, si no haces uso comercial de la misma y siempre y cuando indiques el autor.</text:h>
      <text:h text:style-name="Heading_20_3" text:outline-level="3">Puedes copiar, modificar y redistribuir la obra, si no haces uso comercial de la misma y siempre y cuando indiques el autor y mantengas la licencia.</text:h>
      <text:h text:style-name="Heading_20_3" text:outline-level="3">Sólo puedes copiar y redistribuir la obra, si no haces uso comercial de la misma y siempre y cuando indiques el autor.</text:h>
      <text:h text:style-name="Heading_20_3" text:outline-level="3">Puedes copiar, modificar y redistribuir la obra, incluso para un uso comercial, siempre y cuando indiques el autor y mantengas la licencia.</text:h>
      <text:h text:style-name="Heading_20_3" text:outline-level="3">Sólo puedes copiar y redistribuir la obra, incluso para un uso comercial de la misma, siempre y cuando indiques el autor.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2cm" fo:margin-bottom="0cm" loext:contextual-spacing="false" style:page-number="auto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76cm" fo:margin-right="0cm" fo:margin-top="0.22cm" fo:margin-bottom="0cm" loext:contextual-spacing="false" fo:orphans="2" fo:widows="2" fo:text-indent="-0.76cm" style:auto-text-indent="false" style:page-number="auto">
        <style:tab-stops/>
      </style:paragraph-properties>
      <style:text-properties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table:align="margins" style:writing-mode="lr-tb"/>
    </style:style>
    <style:style style:name="Tabla3.A" style:family="table-column">
      <style:table-column-properties style:rel-column-width="36429*"/>
    </style:style>
    <style:style style:name="Tabla3.B" style:family="table-column">
      <style:table-column-properties style:rel-column-width="29106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8.618cm" style:rel-column-width="33226*"/>
    </style:style>
    <style:style style:name="Tabla2.B" style:family="table-column">
      <style:table-column-properties style:column-width="6.198cm" style:rel-column-width="23896*"/>
    </style:style>
    <style:style style:name="Tabla2.C" style:family="table-column">
      <style:table-column-properties style:column-width="2.182cm" style:rel-column-width="8413*"/>
    </style:style>
    <style:style style:name="Tabla2.A1" style:family="table-cell">
      <style:table-cell-properties fo:padding="0.097cm" fo:border="none"/>
    </style:style>
    <style:style style:name="MP1" style:family="paragraph" style:parent-style-name="Header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Comic Sans MS" fo:font-size="8pt" style:font-size-asian="8pt" style:font-style-complex="italic"/>
    </style:style>
    <style:style style:name="MP5" style:family="paragraph" style:parent-style-name="Footer">
      <style:paragraph-properties fo:text-align="center" style:justify-single-word="false">
        <style:tab-stops>
          <style:tab-stop style:position="11.502cm" style:type="center"/>
          <style:tab-stop style:position="17.002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1" fo:font-weight="normal" style:font-weight-asian="normal" style:font-weight-complex="normal"/>
    </style:style>
    <style:style style:name="MT1" style:family="text">
      <style:text-properties fo:color="#999999" style:font-name="Arial1" fo:font-size="6pt" style:font-size-asian="6pt"/>
    </style:style>
    <style:style style:name="MT2" style:family="text">
      <style:text-properties fo:color="#999999" style:font-name="Arial1" fo:font-size="7pt" style:font-size-asian="7pt"/>
    </style:style>
    <style:style style:name="MT3" style:family="text">
      <style:text-properties style:font-name="Arial1" fo:font-size="7pt" style:font-size-asian="7pt"/>
    </style:style>
    <style:style style:name="MT4" style:family="text">
      <style:text-properties style:font-name="Symbol" fo:font-size="7pt" style:font-size-asian="7pt"/>
    </style:style>
    <style:style style:name="MT5" style:family="text">
      <style:text-properties fo:font-size="7pt" style:font-size-asian="7pt"/>
    </style:style>
    <style:style style:name="MT6" style:family="text">
      <style:text-properties fo:font-size="8pt" style:font-size-asian="8pt"/>
    </style:style>
    <style:style style:name="MT7" style:family="text">
      <style:text-properties fo:color="#999999" fo:font-size="6pt" style:font-size-asian="6pt"/>
    </style:style>
    <style:style style:name="MT8" style:family="text">
      <style:text-properties fo:font-size="7pt" fo:font-weight="bold" style:font-size-asian="7pt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PREPARADORES DE OPOSICIONES <text:s/>PARA LA ENSEÑANZA</text:p>
            </table:table-cell>
            <table:table-cell table:style-name="Tabla3.A1" office:value-type="string">
              <text:p text:style-name="MP2">Informática · <text:page-number text:select-page="current">5</text:page-number></text:p>
            </table:table-cell>
          </table:table-row>
        </table:table>
        <text:p text:style-name="MP3">Ejercicios de Linux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4">PREPARADORES <text:s/>DE <text:s/>OPOSICIONES <text:s/>PARA LA ENSEÑANZA</text:p>
            </table:table-cell>
            <table:table-cell table:style-name="Tabla2.A1" office:value-type="string">
              <text:p text:style-name="MP5"><text:span text:style-name="MT1">C/</text:span><text:span text:style-name="MT2"> </text:span><text:span text:style-name="MT3">Génova, 7 – 2º </text:span><text:span text:style-name="MT4">·</text:span><text:span text:style-name="MT3"> 28004 Madrid</text:span></text:p>
            </table:table-cell>
            <table:table-cell table:style-name="Tabla2.A1" office:value-type="string">
              <text:p text:style-name="MP6"><text:span text:style-name="MT5">Tel.:</text:span><text:span text:style-name="MT6"> </text:span><text:span text:style-name="MT7">91</text:span><text:span text:style-name="MT5"> </text:span><text:span text:style-name="MT8">308 00 32</text:span></text:p>
            </table:table-cell>
          </table:table-row>
        </table:table>
        <text:p text:style-name="Standard"><draw:frame draw:style-name="Mfr1" draw:name="gráficos1" text:anchor-type="as-char" svg:width="16.944cm" svg:height="0.711cm" draw:z-index="17"><draw:image xlink:href="Pictures/100000000000014300000030BD4D0569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olfo </meta:initial-creator>
    <meta:creation-date>2012-01-20T19:29:56</meta:creation-date>
    <dc:date>2016-01-26T21:43:49.119204652</dc:date>
    <meta:editing-duration>PT3H33M24S</meta:editing-duration>
    <meta:editing-cycles>18</meta:editing-cycles>
    <meta:generator>LibreOffice/4.4.6.3$Linux_X86_64 LibreOffice_project/40m0$Build-3</meta:generator>
    <meta:document-statistic meta:table-count="2" meta:image-count="1" meta:object-count="0" meta:page-count="18" meta:paragraph-count="385" meta:word-count="2872" meta:character-count="16780" meta:non-whitespace-character-count="14283"/>
  </office:meta>
</office:document-meta>
</file>